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8328" officeooo:paragraph-rsid="00048328" style:font-weight-asian="bold" style:font-weight-complex="bold"/>
    </style:style>
    <style:style style:name="P2" style:family="paragraph" style:parent-style-name="Standard">
      <style:text-properties fo:font-weight="bold" officeooo:rsid="00048328" officeooo:paragraph-rsid="0005f57d" style:font-weight-asian="bold" style:font-weight-complex="bold"/>
    </style:style>
    <style:style style:name="P3" style:family="paragraph" style:parent-style-name="Standard">
      <style:text-properties fo:font-weight="normal" officeooo:rsid="00048328" officeooo:paragraph-rsid="00048328" style:font-weight-asian="normal" style:font-weight-complex="normal"/>
    </style:style>
    <style:style style:name="P4" style:family="paragraph" style:parent-style-name="Standard">
      <style:text-properties fo:font-size="13pt" fo:font-weight="bold" officeooo:rsid="00048328" officeooo:paragraph-rsid="00048328" style:font-size-asian="13pt" style:font-weight-asian="bold" style:font-size-complex="13pt" style:font-weight-complex="bold"/>
    </style:style>
    <style:style style:name="T1" style:family="text">
      <style:text-properties officeooo:rsid="0005f5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ärkeimpien, ei naiivien metodien toteutus </text:p>
      <text:p text:style-name="P1"/>
      <text:p text:style-name="P3">Alla on tärkeimpien metodien toteutus pseudokoodina.</text:p>
      <text:p text:style-name="P3"/>
      <text:p text:style-name="P1">strassenWrapper (MatriisiA, MatriisiB, PisinSivu)</text:p>
      <text:p text:style-name="P1"><text:tab/>AlkuperäinenRivimäärä = MatriisiA.Rivimäärä</text:p>
      <text:p text:style-name="P1"><text:tab/>AlkuperäinenSarakemäärä = MatriisiB.Sarakemäärä</text:p>
      <text:p text:style-name="P1"><text:tab/>LaskentaMatriisinKoko = Lähin kahden potenssi joka on &gt;= PisinSivu</text:p>
      <text:p text:style-name="P1"><text:tab/>Jos MatriisiA.Rivimäärä tai MatriisiA.Sarakemäärä != LaskentaMatriisinKoko</text:p>
      <text:p text:style-name="P1"><text:tab/><text:tab/>Suurenna MatriisiA</text:p>
      <text:p text:style-name="P1"><text:tab/>Jos MatriisiB.Rivimäärä tai MatriisiB.Sarakemäärä != LaskentaMatriisinKoko </text:p>
      <text:p text:style-name="P1"><text:tab/><text:tab/>Suurenna MatriisiB</text:p>
      <text:p text:style-name="P1"><text:tab/>MatriisiC = multiplyStrassen(MatriisiA, MatriisiB)</text:p>
      <text:p text:style-name="P1"><text:tab/>Jos LaskentaMatriisinKoko = AlkuperäinenRivimäärä ja AlkuperäinenSarakemäärä</text:p>
      <text:p text:style-name="P1"><text:tab/><text:tab/>Palauta MatriisiC</text:p>
      <text:p text:style-name="P1"><text:tab/>Muuten</text:p>
      <text:p text:style-name="P1"><text:tab/><text:tab/>Poista MatriisiC:stä rivit jotka ovat &gt; AlkuperäinenRivimäärä ja sarakkeet <text:tab/><text:tab/><text:tab/><text:tab/>jotka ovat &gt; AlkuperäinenSarakemäärä</text:p>
      <text:p text:style-name="P1"><text:tab/><text:tab/>Palauta MatriisiC</text:p>
      <text:p text:style-name="P1"><text:tab/></text:p>
      <text:p text:style-name="P1">multiplyStrassen(MatriisiA, MatriisiB)</text:p>
      <text:p text:style-name="P1"><text:tab/>MatriisinKoko = MatriisiA.Rivimäärä</text:p>
      <text:p text:style-name="P1"><text:tab/>Puolipiste = MatriisinKoko / 2</text:p>
      <text:p text:style-name="P1"><text:tab/>//<text:span text:style-name="T1">Huom. 11 = Vasen yläkulma, 12 = Oikea yläkulma, 21 = Vasen alakulma, 22 = Oikea <text:tab/>//alakulma</text:span></text:p>
      <text:p text:style-name="P2"><text:tab/><text:span text:style-name="T1">Jaa MatriisiA ja MatriisiB neljään osaan (A11, A12 A21, A22, B11, B12, B21, B22)</text:span></text:p>
      <text:p text:style-name="P2"><text:tab/><text:span text:style-name="T1">Jos MatriisinKoko &lt; strassenCutoff</text:span></text:p>
      <text:p text:style-name="P2"><text:span text:style-name="T1"><text:tab/><text:tab/>//Luodaan Apumatriisit 1-7 kertomalla aikaisemmin luotuja neljäsmatriiseja <text:tab/><text:tab/>//naiivilla metodilla</text:span></text:p>
      <text:p text:style-name="P2"><text:span text:style-name="T1"><text:tab/><text:tab/>Apumatriisi1 = multiplyNaive(A11 ja A22 summa, B11 <text:tab/>ja B22 summa)</text:span></text:p>
      <text:p text:style-name="P2"><text:span text:style-name="T1"><text:tab/><text:tab/>Apumatriisi2 = multiplyNaive(A21 ja A22 summa, B11)</text:span></text:p>
      <text:p text:style-name="P2"><text:span text:style-name="T1"><text:tab/><text:tab/>Apumatriisi3 = mutliplyNaive(A11, B12 ja B22 erotus)</text:span></text:p>
      <text:p text:style-name="P2"><text:span text:style-name="T1"><text:tab/><text:tab/>Apumatriisi4 = multiplyNaive(A22, B21 ja B11 erotus)</text:span></text:p>
      <text:p text:style-name="P2"><text:span text:style-name="T1"><text:tab/><text:tab/>Apumatriisi5 = multiplyNaive(A11 ja A12 summa, B22)</text:span></text:p>
      <text:p text:style-name="P2"><text:span text:style-name="T1"><text:tab/><text:tab/>Apumatriisi6 = multiplyNaive(A21 ja A11 erotus, B11 ja B12 summa)</text:span></text:p>
      <text:p text:style-name="P2"><text:span text:style-name="T1"><text:tab/><text:tab/>Apumatriisi7 = multiplyNaive(A12 ja A22 erotus, B21 ja B22 summa)</text:span></text:p>
      <text:p text:style-name="P2"><text:span text:style-name="T1"><text:tab/>Muuten</text:span></text:p>
      <text:p text:style-name="P2"><text:span text:style-name="T1"><text:tab/><text:tab/>//Luodaan Apumatriisit 1-7 kertomalla aikaisemmin luotuja neljäsmatriiseja <text:tab/><text:tab/>//strassen metodilla<text:tab/><text:tab/><text:tab/><text:tab/> </text:span></text:p>
      <text:p text:style-name="P2"><text:tab/><text:tab/><text:span text:style-name="T1">Apumatriisi1 = multiplyStrassen(A11 ja A22 summa, B11 ja B22 summa)</text:span></text:p>
      <text:p text:style-name="P2"><text:span text:style-name="T1"><text:tab/><text:tab/>Apumatriisi2 = multiplyStrassen(A21 ja A22 summa, B11)</text:span></text:p>
      <text:p text:style-name="P2"><text:span text:style-name="T1"><text:tab/><text:tab/>Apumatriisi3 = mutliplyStrassen(A11, B12 ja B22 erotus)</text:span></text:p>
      <text:p text:style-name="P2"><text:span text:style-name="T1"><text:tab/><text:tab/>Apumatriisi4 = multiplyStrassen(A22, B21 ja B11 erotus)</text:span></text:p>
      <text:p text:style-name="P2"><text:span text:style-name="T1"><text:tab/><text:tab/>Apumatriisi5 = multiplyStrassen(A11 ja A12 summa, B22)</text:span></text:p>
      <text:p text:style-name="P2"><text:span text:style-name="T1"><text:tab/><text:tab/>Apumatriisi6 = multiplyStrassen(A21 ja A11 erotus, B11 ja B12 summa)</text:span></text:p>
      <text:p text:style-name="P2"><text:span text:style-name="T1"><text:tab/><text:tab/>Apumatriisi7 = multiplyStrassen(A12 ja A22 erotus, B21 ja B22 summa)<text:tab/></text:span></text:p>
      <text:p text:style-name="P2"><text:tab/>//<text:span text:style-name="T1">Lasketaan tulosmatriisin neljäsmatriisit apumatriisien avulla</text:span></text:p>
      <text:p text:style-name="P2"><text:tab/><text:span text:style-name="T1">C11 = Apumatriisi7 + ((Apumatriisi1 + Apumatriisi4) – Apumatriisi5)</text:span></text:p>
      <text:p text:style-name="P2"><text:tab/><text:span text:style-name="T1">C12 = Apumatriisi3 + Apumatriisi5</text:span></text:p>
      <text:p text:style-name="P2"><text:tab/><text:span text:style-name="T1">C21 = Apumatriisi2 + Apumatriisi4</text:span></text:p>
      <text:p text:style-name="P2"><text:tab/><text:span text:style-name="T1">C22 = Apumatriisi6 + (Apumatriisi3 + (Apumatriisi1 – Apumatriisi2))</text:span></text:p>
      <text:p text:style-name="P2"><text:tab/><text:span text:style-name="T1">MatriisiC = Yhdistetään matriisit C11, C12, C21, C22</text:span></text:p>
      <text:p text:style-name="P2"><text:soft-page-break/><text:tab/><text:span text:style-name="T1">Palauta MatriisiC</text:span></text:p>
      <text:p text:style-name="P1"><text:tab/></text:p>
      <text:p text:style-name="P1"><text:tab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4:14:02.401737214</meta:creation-date>
    <dc:date>2016-06-11T14:46:26.726117437</dc:date>
    <meta:editing-duration>PT24S</meta:editing-duration>
    <meta:editing-cycles>1</meta:editing-cycles>
    <meta:document-statistic meta:table-count="0" meta:image-count="0" meta:object-count="0" meta:page-count="2" meta:paragraph-count="49" meta:word-count="272" meta:character-count="2503" meta:non-whitespace-character-count="2439"/>
    <meta:generator>LibreOffice/4.2.8.2$Linux_X86_64 LibreOffice_project/420m0$Build-2</meta:generator>
  </office:meta>
</office:document-meta>
</file>